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ru" fo:country="RU"/>
    </style:style>
    <style:style style:name="P2" style:family="paragraph" style:parent-style-name="Text_20_body" style:list-style-name="L3">
      <style:text-properties fo:language="ru" fo:country="RU" officeooo:rsid="001e0003" officeooo:paragraph-rsid="001e0003"/>
    </style:style>
    <style:style style:name="P3" style:family="paragraph" style:parent-style-name="Text_20_body">
      <style:text-properties fo:language="ru" fo:country="RU" officeooo:rsid="001e0003" officeooo:paragraph-rsid="001e0003"/>
    </style:style>
    <style:style style:name="P4" style:family="paragraph" style:parent-style-name="Text_20_body">
      <style:paragraph-properties style:writing-mode="lr-tb"/>
      <style:text-properties fo:language="ru" fo:country="RU" officeooo:rsid="001e0003" officeooo:paragraph-rsid="001e0003"/>
    </style:style>
    <style:style style:name="P5" style:family="paragraph" style:parent-style-name="Text_20_body" style:list-style-name="L19">
      <style:text-properties fo:language="ru" fo:country="RU" officeooo:rsid="001e0003" officeooo:paragraph-rsid="001e0003"/>
    </style:style>
    <style:style style:name="P6" style:family="paragraph" style:parent-style-name="Text_20_body" style:list-style-name="L25">
      <style:text-properties fo:language="ru" fo:country="RU" officeooo:rsid="001e0003" officeooo:paragraph-rsid="001e0003"/>
    </style:style>
    <style:style style:name="P7" style:family="paragraph" style:parent-style-name="Text_20_body" style:list-style-name="L30">
      <style:paragraph-properties style:writing-mode="lr-tb"/>
      <style:text-properties fo:language="ru" fo:country="RU" officeooo:rsid="001e0003" officeooo:paragraph-rsid="001e0003"/>
    </style:style>
    <style:style style:name="P8" style:family="paragraph" style:parent-style-name="Text_20_body" style:list-style-name="L10">
      <style:text-properties fo:language="ru" fo:country="RU" officeooo:paragraph-rsid="001e0003"/>
    </style:style>
    <style:style style:name="P9" style:family="paragraph" style:parent-style-name="Text_20_body">
      <style:text-properties fo:language="ru" fo:country="RU" officeooo:paragraph-rsid="001e0003"/>
    </style:style>
    <style:style style:name="P10" style:family="paragraph" style:parent-style-name="Text_20_body" style:list-style-name="L15">
      <style:text-properties fo:language="ru" fo:country="RU" officeooo:paragraph-rsid="001e0003"/>
    </style:style>
    <style:style style:name="P11" style:family="paragraph" style:parent-style-name="Text_20_body" style:list-style-name="L19">
      <style:text-properties fo:language="ru" fo:country="RU"/>
    </style:style>
    <style:style style:name="P12" style:family="paragraph" style:parent-style-name="Text_20_body" style:list-style-name="L25">
      <style:text-properties fo:language="ru" fo:country="RU"/>
    </style:style>
    <style:style style:name="P13" style:family="paragraph" style:parent-style-name="Text_20_body" style:list-style-name="L25">
      <style:paragraph-properties style:writing-mode="lr-tb"/>
      <style:text-properties fo:language="ru" fo:country="RU"/>
    </style:style>
    <style:style style:name="P14" style:family="paragraph" style:parent-style-name="Text_20_body" style:list-style-name="L30">
      <style:text-properties fo:language="ru" fo:country="RU"/>
    </style:style>
    <style:style style:name="P15" style:family="paragraph" style:parent-style-name="Text_20_body">
      <style:text-properties officeooo:rsid="001e0003" officeooo:paragraph-rsid="001e0003"/>
    </style:style>
    <style:style style:name="T1" style:family="text">
      <style:text-properties officeooo:rsid="001c6e5f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c6e5f"/>
    </style:style>
    <style:style style:name="T4" style:family="text">
      <style:text-properties fo:language="ru" fo:country="RU" officeooo:rsid="001e0003"/>
    </style:style>
    <style:style style:name="T5" style:family="text">
      <style:text-properties officeooo:rsid="001e0003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officeooo:rsid="001e0003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Процесс <text:span text:style-name="T1">продвижения </text:span><text:span text:style-name="T5">публикаций</text:span><text:span text:style-name="T1"> в СоцСетях</text:span></text:h>
      <text:p text:style-name="Text_20_body"><text:span text:style-name="T3"/></text:p>
      <text:p text:style-name="P3"><text:span text:style-name="T1">Н</text:span>аписание статьи</text:p>
      <text:list text:style-name="L3">
        <text:list-item>
          <text:p text:style-name="P2">Перелинковка с релевантными публикациями на сайте</text:p>
        </text:list-item>
        <text:list-item>
          <text:p text:style-name="P2">Проверка мета-тегов: <text:span text:style-name="T9">title</text:span>, <text:span text:style-name="T9">description</text:span>, <text:span text:style-name="T9">h1</text:span></text:p>
        </text:list-item>
        <text:list-item>
          <text:p text:style-name="P2">Встроить CTA: “Попробуй инструмент”, “Подпишись”, “Читать дальше”</text:p>
        </text:list-item>
      </text:list>
      <text:p text:style-name="P9"><text:span text:style-name="T5">Анонс в соц сетях:</text:span></text:p>
      <text:list text:style-name="L10">
        <text:list-item>
          <text:p text:style-name="P8"><text:span text:style-name="T5">Twitter/X: тред с ключевыми тезисами</text:span></text:p>
        </text:list-item>
        <text:list-item>
          <text:p text:style-name="P8">LinkedIn: кейс или выводы в формате поста</text:p>
        </text:list-item>
        <text:list-item>
          <text:p text:style-name="P8">Telegram: мини‑анонс + личный комментарий</text:p>
        </text:list-item>
        <text:list-item>
          <text:p text:style-name="P8">YouTube Shorts: демо кода или визуализация</text:p>
        </text:list-item>
        <text:list-item>
          <text:p text:style-name="P8"><text:span text:style-name="T5">Dev.to /</text:span>/ Hashnode: адаптированная версия статьи с ссылкой на оригинал </text:p>
        </text:list-item>
        <text:list-item>
          <text:p text:style-name="P8">Reddit: пост в релевантном сабреддите с контекстом </text:p>
        </text:list-item>
      </text:list>
      <text:p text:style-name="P3">Email-рассылка, если есть база</text:p>
      <text:list text:style-name="L15">
        <text:list-item>
          <text:p text:style-name="P10"><text:span text:style-name="T5">Краткое описание статьи</text:span></text:p>
        </text:list-item>
        <text:list-item>
          <text:p text:style-name="P10">Зачем она полезна</text:p>
        </text:list-item>
        <text:list-item>
          <text:p text:style-name="P10">Ссылка на статью</text:p>
        </text:list-item>
        <text:list-item>
          <text:p text:style-name="P10">Бонус: PDF, шпаргалка, мини‑инструмент</text:p>
        </text:list-item>
      </text:list>
      <text:p text:style-name="P3">Вовлечение и ответы:</text:p>
      <text:list text:style-name="L19">
        <text:list-item>
          <text:p text:style-name="P5">Мониторинг комментариев</text:p>
        </text:list-item>
        <text:list-item>
          <text:p text:style-name="P11">Ответы, уточнения, доп. ссылки</text:p>
        </text:list-item>
        <text:list-item>
          <text:p text:style-name="P11">Вопросы аудитории → идеи для новых материалов</text:p>
        </text:list-item>
      </text:list>
      <text:p text:style-name="P3">Аналитика:</text:p>
      <text:list text:style-name="L25">
        <text:list-item>
          <text:p text:style-name="P6">Источники трафика (UTM)</text:p>
        </text:list-item>
        <text:list-item>
          <text:p text:style-name="P12">Время на странице</text:p>
        </text:list-item>
        <text:list-item>
          <text:p text:style-name="P12">Глубина просмотра</text:p>
        </text:list-item>
        <text:list-item>
          <text:p text:style-name="P12">Повторные визиты</text:p>
        </text:list-item>
        <text:list-item>
          <text:p text:style-name="P13">Конверсии (подписка, использование инструмента)</text:p>
        </text:list-item>
      </text:list>
      <text:p text:style-name="P4">Повторное продвижение:</text:p>
      <text:list text:style-name="L30">
        <text:list-item>
          <text:p text:style-name="P7"><text:soft-page-break/>Через 3–5 дней: «Если пропустили — вот гайд, который помог X людям»</text:p>
        </text:list-item>
        <text:list-item>
          <text:p text:style-name="P14">Через 2–4 недели: перепаковка в новый формат (видео, инфографика, кейс)</text:p>
        </text:list-item>
        <text:list-item>
          <text:p text:style-name="P14">Через 1–2 месяца: «Как мы применили этот подход на практике»</text:p>
        </text:list-item>
      </text:list>
      <text:p text:style-name="P4"/>
      <text:p text:style-name="P3"/>
      <text:p text:style-name="P3"/>
      <text:p text:style-name="P15"><text:span text:style-name="T2"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07:34:42.971000000</meta:creation-date>
    <dc:date>2025-09-15T07:45:09.691000000</dc:date>
    <meta:editing-duration>PT10M27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2" meta:paragraph-count="31" meta:word-count="177" meta:character-count="1130" meta:non-whitespace-character-count="1008"/>
  </office:meta>
</office:document-meta>
</file>